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c5f39" officeooo:paragraph-rsid="000c5f39"/>
    </style:style>
    <style:style style:name="P2" style:family="paragraph" style:parent-style-name="Standard">
      <style:text-properties fo:language="en" fo:country="US" officeooo:rsid="000cb1e7" officeooo:paragraph-rsid="000cb1e7"/>
    </style:style>
    <style:style style:name="P3" style:family="paragraph" style:parent-style-name="Standard">
      <style:text-properties fo:language="en" fo:country="US" officeooo:rsid="000e7b95" officeooo:paragraph-rsid="000e7b95"/>
    </style:style>
    <style:style style:name="P4" style:family="paragraph" style:parent-style-name="Standard">
      <style:text-properties fo:language="en" fo:country="US" officeooo:rsid="00103ef0" officeooo:paragraph-rsid="00121c71"/>
    </style:style>
    <style:style style:name="P5" style:family="paragraph" style:parent-style-name="Standard" style:master-page-name="">
      <loext:graphic-properties draw:fill="none"/>
      <style:paragraph-properties fo:margin-left="0cm" fo:margin-right="0cm" fo:text-indent="0cm" style:auto-text-indent="false" style:page-number="auto" fo:background-color="transparent"/>
      <style:text-properties fo:language="en" fo:country="US" officeooo:rsid="00121c71" officeooo:paragraph-rsid="00121c71"/>
    </style:style>
    <style:style style:name="P6" style:family="paragraph" style:parent-style-name="Standard">
      <loext:graphic-properties draw:fill="none"/>
      <style:paragraph-properties fo:margin-left="0cm" fo:margin-right="0cm" fo:text-indent="0cm" style:auto-text-indent="false" fo:background-color="transparent"/>
      <style:text-properties fo:language="en" fo:country="US" officeooo:rsid="00121c71" officeooo:paragraph-rsid="00121c71"/>
    </style:style>
    <style:style style:name="P7" style:family="paragraph" style:parent-style-name="Standard">
      <loext:graphic-properties draw:fill="none"/>
      <style:paragraph-properties fo:margin-left="0cm" fo:margin-right="0cm" fo:text-indent="0cm" style:auto-text-indent="false" fo:background-color="transparent"/>
      <style:text-properties fo:language="en" fo:country="US" officeooo:rsid="001568ed" officeooo:paragraph-rsid="001568ed"/>
    </style:style>
    <style:style style:name="P8" style:family="paragraph" style:parent-style-name="Standard">
      <loext:graphic-properties draw:fill="none"/>
      <style:paragraph-properties fo:margin-left="0cm" fo:margin-right="0cm" fo:text-indent="0cm" style:auto-text-indent="false" fo:background-color="transparent"/>
      <style:text-properties fo:language="en" fo:country="US" officeooo:paragraph-rsid="001568ed"/>
    </style:style>
    <style:style style:name="P9"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officeooo:rsid="000cb1e7"/>
    </style:style>
    <style:style style:name="T4" style:family="text">
      <style:text-properties officeooo:rsid="000e7b95"/>
    </style:style>
    <style:style style:name="T5" style:family="text">
      <style:text-properties officeooo:rsid="00103ef0"/>
    </style:style>
    <style:style style:name="T6" style:family="text">
      <style:text-properties officeooo:rsid="001152a3"/>
    </style:style>
    <style:style style:name="T7" style:family="text">
      <style:text-properties officeooo:rsid="00121c71"/>
    </style:style>
    <style:style style:name="T8" style:family="text">
      <style:text-properties officeooo:rsid="0012dc02"/>
    </style:style>
    <style:style style:name="T9" style:family="text">
      <style:text-properties officeooo:rsid="001447b9"/>
    </style:style>
    <style:style style:name="T10" style:family="text">
      <style:text-properties officeooo:rsid="001568ed"/>
    </style:style>
    <style:style style:name="T11" style:family="text">
      <style:text-properties officeooo:rsid="001656e2"/>
    </style:style>
    <style:style style:name="T12" style:family="text">
      <style:text-properties officeooo:rsid="0017454c"/>
    </style:style>
    <style:style style:name="T13" style:family="text">
      <style:text-properties officeooo:rsid="00210eff"/>
    </style:style>
    <style:style style:name="T14" style:family="text">
      <style:text-properties officeooo:rsid="002587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guys,<text:line-break/>today, we’ll talk about a subject that is very important because the world is changing without us noticing it. In a world, full of technologies, we haven’t already made a retrospection about the newcomers and the changes that occurred since a few years. We wanted to talk about what we *concider* as a big change in human history, the new era of computer sciences.</text:p>
      <text:p text:style-name="P1"/>
      <text:p text:style-name="P1">We all have seen these types of timeline at school or in books, but I want to add a little bit of spice to them. See, since 1750 we’re, technically, in the same era or period of time, the modern era or the Contemporary period. <text:span text:style-name="T3">But in my opinion, these names ar</text:span><text:span text:style-name="T4">e</text:span><text:span text:style-name="T3"> obsolete. Both describe something of our time or of our world. Let me ask th</text:span><text:span text:style-name="T4">is</text:span><text:span text:style-name="T3"> question, is the way our world is developing and today’s world similar to the French Revolution in 1789 ? Personally, I don’t think so, of course these names and description weren’t false but they are no longer current. The next question is when was the end of the last era.</text:span><text:span text:style-name="T13">­</text:span></text:p>
      <text:p text:style-name="P1"/>
      <text:p text:style-name="P2">For us, it’s after the lock down in 2020. The world radically changed in 2020 <text:span text:style-name="T4">digitizing</text:span> everything to make it more simple to <text:span text:style-name="T4">convey informations. We’ve taken a big turn in the human history since 2020. But before describing the main topics of this new era, we have to name it. And for us it would be normal to name this period The Neospheric period and the era The Cognitive era.</text:span></text:p>
      <text:p text:style-name="P2"/>
      <text:p text:style-name="P3">Now let’s talk about the main topics of this new period.</text:p>
      <text:p text:style-name="P3"/>
      <text:p text:style-name="P3"/>
      <text:p text:style-name="P3"><text:span text:style-name="T14">Firstly</text:span>, I wanted to talk about the 3E. The 3E is a concept <text:span text:style-name="T5">that </text:span>I’ve created to describe how the world developed during the last few years. 3 stands for triple and E stands for expansion. We’<text:span text:style-name="T5">ll explore 3 types of expansions that occurred since 2020. (Social, education, economic)<text:tab/></text:span></text:p>
      <text:p text:style-name="P3"/>
      <text:p text:style-name="P4">The first one is social. We have <text:span text:style-name="T9">2</text:span> big categories in the social expansion. </text:p>
      <text:p text:style-name="P4"/>
      <text:p text:style-name="P4">The first one is social medias. Nowadays, who doesn’t have social medias ? First, it was something new, but it slowly became a part of our lives styles. <text:span text:style-name="T6">In 2020, the application that pioneered our way of consuming content on internet was TikTok. The rise of TikTok introduced the world to short and fast-consuming content. And this type of content, influenced every other social media. Instagram has reels, YouTube has short and Snapchat has spotlights. </text:span><text:span text:style-name="T7">Recently, TikTok has reached 1 billion users and it means a lot, in only a few years, TikTok overtook the social media business and became the first used social media in the world.</text:span></text:p>
      <text:p text:style-name="P4"/>
      <text:p text:style-name="P5">The second one is the online communities. Reddit, Twitch, Spotify, … <text:span text:style-name="T8">Online communities became more and more active online. Artists fans, stream viewers, … we have many examples where online communities showed support. In music, we no longer physical cd or vinyl for an album or single. Now, they’re often there for *objet de collection* .To show you how strong music </text:span><text:span text:style-name="T9">fan bases</text:span><text:span text:style-name="T8"> are, we have the example of Playboi Carti that have been showed support and </text:span><text:span text:style-name="T9">people </text:span><text:span text:style-name="T8">propage</text:span><text:span text:style-name="T9">d</text:span><text:span text:style-name="T8"> its music during the roll out of his album and when it dropped million of persons streamed it. </text:span><text:span text:style-name="T9">In 24 hours, his album was streamed over 140 million times. In the entertainment sector, we have seen a big expansion and engagement in twitch and YouTube communities. As examples, we have the Sidemen charity match that raised over 4.5m pounds and the Zevent that raised </text:span><text:span text:style-name="T10">over 10m euros this year but is doing this for 8 years.</text:span></text:p>
      <text:p text:style-name="P6"/>
      <text:p text:style-name="P6"/>
      <text:p text:style-name="P8"><text:span text:style-name="T10">The second expansion </text:span><text:span text:style-name="T11">is in the education sector. We see more and more school using online support to teach student and to help them. </text:span>This started during the lockdown, where some schools set up platforms to give lessons to students from home. From there, the entire system started to shift. Today, we have online platforms like Moodle, Google Classroom, and Teams that are fully <text:soft-page-break/>integrated in schools. But even outside of official education systems, we’ve seen the boom of online learning platforms like Coursera, Skillshare, and Udemy. These platforms allow anyone, anywhere, to learn anything, often for free or at a very low cost. Education has become more accessible, more flexible, and more adapted to modern lifestyles. We are no longer bound by the four walls of a classroom to gain knowledge.</text:p>
      <text:p text:style-name="P8"/>
      <text:p text:style-name="P8"/>
      <text:p text:style-name="P9">The third expansion is economic. Digitalization didn’t just change the way we learn or interact socially, it also transformed the way we work and make money. Remote work became a norm for millions. Platforms like Zoom, Slack, and Notion became our new offices. We also witnessed the explosion of new digital jobs: content creators, community managers, crypto traders, app developers, and more. People started creating entire careers from home with just a laptop and an internet connection. <text:span text:style-name="T12">We also have seen the birth of NFT’s and the expansion of cryptocurrencies.</text:span></text:p>
      <text:p text:style-name="P9"/>
      <text:p text:style-name="P9">To conclude, the world has undeniably entered a new phase. With this triple expansion — social, educational, and economic — we’ve stepped into a reality that is more connected, more digitized, and more cognitive than ever before. The Neospheric period and the Cognitive era aren’t just concepts — they reflect the direction humanity is heading.</text:p>
      <text:p text:style-name="Text_20_body"><text:span text:style-name="T1">So now, the question is not </text:span><text:span text:style-name="Strong_20_Emphasis"><text:span text:style-name="T2">"are we changing?"</text:span></text:span><text:span text:style-name="T2">, but rather: </text:span><text:span text:style-name="Strong_20_Emphasis"><text:span text:style-name="T2">"how fast are we willing to adapt?"</text:span></text:span></text:p>
      <text:p text:style-name="P9">Thanks for listening — and welcome to the new era.</text:p>
      <text:p text:style-name="P9"/>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09:31:13.906458973</meta:creation-date>
    <dc:date>2025-04-15T13:19:41.781516009</dc:date>
    <meta:editing-duration>PT20H33M54S</meta:editing-duration>
    <meta:editing-cycles>4</meta:editing-cycles>
    <meta:generator>LibreOffice/24.2.7.2$Linux_X86_64 LibreOffice_project/420$Build-2</meta:generator>
    <meta:document-statistic meta:table-count="0" meta:image-count="0" meta:object-count="0" meta:page-count="2" meta:paragraph-count="13" meta:word-count="893" meta:character-count="5162" meta:non-whitespace-character-count="4277"/>
  </office:meta>
</office:document-meta>
</file>